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UEVA TRADUCCIÓN ÍNTEGRA de Enrique de Hériz. Buena parte de la segunda parte relata la ausencia de Robinson de la isla, y concluye con unos viajes por China y Rusia en los que el protagonista de Defoe entra en contacto con pueblos y costumbres muy distintos a los que se presentan en la primera y vive experiencias tan asombrosas como ser perseguido por una manada de lobos o ser atacado por un oso. Sin embargo, la organización social, una de las cuestiones que más ha contrubuido a dotar de importancia a la novela, se convierte en una de las centrales, junto a los temas del colonialismo, la rel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7:02:53.800000000</dc:date>
    <meta:editing-duration>PT5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108" meta:character-count="601" meta:non-whitespace-character-count="493"/>
  </office:meta>
</office:document-meta>
</file>